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source.i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debug( Supplier &lt; String &gt; message , Throwable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Resource.createRelative( String 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lastModifi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source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source.exis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Resource.readabl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esource.getFileForLastModifiedChe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ource.content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Resourc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